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026cm" style:contextual-spacing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top="0cm" fo:margin-bottom="0.247cm" style:contextual-spacing="false"/>
      <style:text-properties fo:font-size="16pt" fo:font-style="italic" style:font-size-asian="16pt" style:font-size-complex="16pt" loext:padding="0cm" loext:border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ea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 Corbeau et le Renard</text:h>
      <text:p text:style-name="P2">Jean de La Fontain<text:span text:style-name="T2">e</text:span></text:p>
      <text:p text:style-name="P2"/>
      <text:p text:style-name="Text_20_body"><text:span text:style-name="T1">Maître Corbeau, sur un arbre perché,<text:line-break/>Tenait en son bec un fromage.<text:line-break/>Maître Renard, par l’odeur alléché,<text:line-break/>Lui tint à peu près ce langage :<text:line-break/>« Hé ! bonjour, Monsieur du Corbeau.<text:line-break/>Que vous êtes joli ! que vous me semblez beau !<text:line-break/>Sans mentir, si votre ramage<text:line-break/>Se rapporte à votre plumage,</text:span></text:p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8:25:56.566201932</meta:creation-date>
    <dc:date>2023-09-20T08:28:06.124282639</dc:date>
    <meta:editing-duration>PT2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62" meta:character-count="320" meta:non-whitespace-character-count="261"/>
  </office:meta>
</office:document-meta>
</file>